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AD251A0381304028D2.png" manifest:media-type="image/png"/>
  <manifest:file-entry manifest:full-path="Pictures/10000001000002DF00000108B13DFCBDCC6940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185cm" svg:y="-1.205cm" svg:width="14.139cm" svg:height="3.524cm" draw:z-index="0"><draw:image xlink:href="Pictures/10000001000002DF00000108B13DFCBDCC694050.png" xlink:type="simple" xlink:show="embed" xlink:actuate="onLoad" draw:mime-type="image/png"/></draw:frame><draw:frame draw:style-name="fr1" draw:name="Изображение2" text:anchor-type="char" svg:x="-0.173cm" svg:y="2.621cm" svg:width="14.127cm" svg:height="9.922cm" draw:z-index="1"><draw:image xlink:href="Pictures/10000001000002DF000001AD251A0381304028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2:36:04.724759554</meta:creation-date>
    <dc:date>2024-02-12T12:51:58.431144285</dc:date>
    <meta:editing-duration>PT4M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